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20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Arial" fo:font-size="20pt" fo:font-weight="normal"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15pt" fo:font-weight="normal"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Arial1" fo:font-size="15pt" fo:font-weight="normal" officeooo:rsid="00189d32" officeooo:paragraph-rsid="00189d32" fo:background-color="transparent" style:font-name-asian="Calibri1" style:font-size-asian="15pt" style:font-name-complex="Calibri1" style:font-size-complex="15pt"/>
    </style:style>
    <style:style style:name="P7" style:family="paragraph" style:parent-style-name="Standard">
      <style:paragraph-properties fo:line-height="100%" fo:text-align="start" style:justify-single-word="false"/>
      <style:text-properties fo:color="#252525" style:font-name="Arial" fo:font-size="15pt" fo:font-weight="normal" fo:background-color="transparent" style:font-name-asian="Arial" style:font-name-complex="Arial"/>
    </style:style>
    <style:style style:name="T1" style:family="text">
      <style:text-properties style:use-window-font-color="true" style:font-name="Arial" fo:font-size="15pt" fo:font-weight="normal" fo:background-color="transparent" loext:char-shading-value="0" style:font-name-asian="Arial" style:font-name-complex="Arial"/>
    </style:style>
    <style:style style:name="T2" style:family="text">
      <style:text-properties fo:color="#252525" style:font-name="Arial" fo:font-size="15pt" fo:font-weight="normal" fo:background-color="transparent" loext:char-shading-value="0" style:font-name-asian="Arial" style:font-name-complex="Arial"/>
    </style:style>
    <style:style style:name="T3" style:family="text">
      <style:text-properties officeooo:rsid="001819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Universidad Técnica Nacional </text:p>
      <text:p text:style-name="P3"/>
      <text:p text:style-name="P3"/>
      <text:p text:style-name="P4">Proyecto de Ingeniería en software 2014 </text:p>
      <text:p text:style-name="P3"/>
      <text:p text:style-name="P3"/>
      <text:p text:style-name="P3"/>
      <text:p text:style-name="P3"/>
      <text:p text:style-name="P4"><text:s/>Programación 1</text:p>
      <text:p text:style-name="P3"/>
      <text:p text:style-name="P4"><text:s text:c="24"/>Profesor:</text:p>
      <text:p text:style-name="P4"/>
      <text:p text:style-name="P4"><text:tab/><text:tab/><text:tab/><text:tab/> Efrén Jimenez</text:p>
      <text:p text:style-name="P3"/>
      <text:p text:style-name="P3"/>
      <text:p text:style-name="P3"/>
      <text:p text:style-name="P4"><text:s text:c="10"/>Estudiantes: </text:p>
      <text:p text:style-name="P3"/>
      <text:p text:style-name="P3"/>
      <text:p text:style-name="P4"><text:s text:c="28"/>Juan Daniel Vargas Cordero</text:p>
      <text:p text:style-name="P3"/>
      <text:p text:style-name="P4"><text:s text:c="28"/><text:tab/>Hernán De la O Porras</text:p>
      <text:p text:style-name="P3"/>
      <text:p text:style-name="P3"/>
      <text:p text:style-name="P3"/>
      <text:p text:style-name="P3"/>
      <text:p text:style-name="P3"/>
      <text:p text:style-name="P3"/>
      <text:p text:style-name="P3"><text:soft-page-break/></text:p>
      <text:p text:style-name="P3"/>
      <text:p text:style-name="P4">Fecha de entrega : <text:s text:c="7"/>Sábado 8 de noviembre de 2014.</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escripción de proyecto 4 en línea Programación 1 :</text:p>
      <text:p text:style-name="P2"/>
      <text:p text:style-name="P2"/>
      <text:p text:style-name="P2"/>
      <text:p text:style-name="P1"><text:span text:style-name="T1">4 en Línea o Conecta 4 y </text:span><text:span text:style-name="T2">también conocido como 4 en linea en algunas versiones, en el que se introducen fichas en un tablero vertical con el objetivo de alinear cuatro consecutivas de un mismo color. Fue creado en 1974 <text:s text:c="2"/>por Ned Strongin y Howard Wexler para Milton Bradley Company.</text:span></text:p>
      <text:p text:style-name="P2"/>
      <text:p text:style-name="P7">El objetivo del juego consiste en <text:s/>alinear cuatro fichas sobre un tablero formado por seis filas y siete columnas. Cada jugador dispone de 21 fichas de un color distinto al del adversario.</text:p>
      <text:p text:style-name="P2"/>
      <text:p text:style-name="P1"><text:span text:style-name="T2">Por turnos, los jugadores deben introducir una ficha en la columna que prefieran (siempre que no esté completa) y ésta caerá a la posición más baja. Gana la partida el primero que consiga alinear cuatro fichas consecutivas de un mismo color en horizontal, vertical o diagonal.</text:span><text:span text:style-name="T1"> </text:span><text:span text:style-name="T2">Si todas las columnas están llenas pero nadie ha hecho una fila válida, se declara la partida como empate.</text:span></text:p>
      <text:p text:style-name="P2"/>
      <text:p text:style-name="P1"><text:soft-page-break/><text:span text:style-name="T2">Por norma general, el primer jugador tiene más posibilidades de ganar si introduce la primera ficha en la columna central. Si lo hace en las contiguas se puede forzar un empate, mientras que si la mete en las más alejadas del centro su rival puede vencer con más facilidad.</text:span><text:span text:style-name="T1"> </text:span></text:p>
      <text:p text:style-name="P2"/>
      <text:p text:style-name="P2"/>
      <text:p text:style-name="P4">Solución del problema:</text:p>
      <text:p text:style-name="P2"/>
      <text:p text:style-name="P5">Estructuras utilizadas : Se utilizò una matriz de caracteres y dos clase, una que nos proporciona los mètodos y otro la comunicaciòn con el usuario.</text:p>
      <text:p text:style-name="P2"/>
      <text:p text:style-name="P5">Lògica: Para este proyecto se utilizó una matríz de caracteres en la que se guardaran las fichas ( X, Y ) y se utilizó un método para alternar entre los jugadores y determinar la ficha que se guardará en la matríz, ademas de eso se hizó un método que simulara lo que pasa en el juego real, el usuario inserta una ficha en una columna y esta cae hasta la primera fila disponible en la columna y se hicieron unos métodos que validaran si algún jugador había puesto cuatro de sus fichas vertical, horizontal o diagonalmente.</text:p>
      <text:p text:style-name="P2"/>
      <text:p text:style-name="P4">Análisis de resultados: </text:p>
      <text:p text:style-name="P2"/>
      <text:p text:style-name="P5">Partes completas : El método que simulará la alternacion entre dos jugadores se ha completado, el método que coloca la ficha en la matríz se ha completado, los métodos que validan se han completado, el método que reinicia el tablero se ha reiniciado. Se han completado todos los métodos necesarios para el juego y se cree que ninguno está defectuoso. </text:p>
      <text:p text:style-name="P2"/>
      <text:p text:style-name="P2"/>
      <text:p text:style-name="P4">Conclusión :</text:p>
      <text:p text:style-name="P2"/>
      <text:p text:style-name="P5">Con el presente proyecto hemos aprendido un poco más acerca de la realización de juegos de mesa en la programación en java la cual sirve para fomentar la educación y la práctica con respecto al software y llamar más la atención de quienes disfrutan de la relación con dicho proyecto y demás ejemplos de programación. </text:p>
      <text:p text:style-name="P2"/>
      <text:p text:style-name="P5">Este proyecto ha sido realizado con la finalidad de comprender y desarrollar de manera eficaz el aprendizaje en la programación y sobretodo para cumplir con nuestras expectativas de la realización de <text:soft-page-break/>proyectos nuevos que se presten para innovar en futuros proyectos y otros trabajos relacionados con el proyecto a presentar.</text:p>
      <text:p text:style-name="P2"/>
      <text:p text:style-name="P5">El 4 en línea se presta como ejemplo en la programación para dar a entender que en el software existen muchas opciones a elegir para crear mediante la programación ya sea en java, Phyton y demás... </text:p>
      <text:p text:style-name="P2"/>
      <text:p text:style-name="P5">Esperamos haber concluido de manera eficiente con el objetivo del proyecto y haber dejado una pizca de aprendizaje con respecto a la programación del 4 en línea en java al profesor y demás compañeros.</text:p>
      <text:p text:style-name="P2"/>
      <text:p text:style-name="P2"/>
      <text:p text:style-name="P2"/>
      <text:p text:style-name="P6">Literatura citada:</text:p>
      <text:p text:style-name="P6"/>
      <text:p text:style-name="P6">progra_1_III_2014_Juan_Dan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8T17:09:21.050226185</dc:date>
    <meta:editing-duration>PT2M35S</meta:editing-duration>
    <meta:editing-cycles>2</meta:editing-cycles>
    <meta:generator>LibreOffice/4.2.6.3$Linux_x86 LibreOffice_project/420m0$Build-3</meta:generator>
    <meta:document-statistic meta:table-count="0" meta:image-count="0" meta:object-count="0" meta:page-count="4" meta:paragraph-count="26" meta:word-count="607" meta:character-count="3660" meta:non-whitespace-character-count="2964"/>
  </office:meta>
</office:document-meta>
</file>